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5.711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5.711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5.711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5.711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5.711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5.711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style:min-row-height="5.711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5.711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1" style:family="table-row">
      <style:table-row-properties style:min-row-height="5.711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1" style:family="table-row">
      <style:table-row-properties style:min-row-height="5.711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5.711cm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40a43" officeooo:paragraph-rsid="00040a4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0a43" officeooo:paragraph-rsid="00040a43" style:font-weight-asian="bold" style:font-weight-complex="bold"/>
    </style:style>
    <style:style style:name="P3" style:family="paragraph" style:parent-style-name="Standard">
      <style:text-properties officeooo:paragraph-rsid="000c6f66"/>
    </style:style>
    <style:style style:name="P4" style:family="paragraph" style:parent-style-name="Standard">
      <style:text-properties officeooo:paragraph-rsid="0013367c"/>
    </style:style>
    <style:style style:name="P5" style:family="paragraph" style:parent-style-name="Standard">
      <style:text-properties officeooo:paragraph-rsid="00201de9"/>
    </style:style>
    <style:style style:name="P6" style:family="paragraph" style:parent-style-name="Standard">
      <style:text-properties officeooo:paragraph-rsid="00263cf4"/>
    </style:style>
    <style:style style:name="P7" style:family="paragraph" style:parent-style-name="Standard">
      <style:text-properties officeooo:paragraph-rsid="002da2b2"/>
    </style:style>
    <style:style style:name="P8" style:family="paragraph" style:parent-style-name="Standard">
      <style:text-properties officeooo:paragraph-rsid="004a1a3c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5e72" officeooo:paragraph-rsid="00055e7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55e72" officeooo:paragraph-rsid="0013367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55e72" officeooo:paragraph-rsid="00201de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55e72" officeooo:paragraph-rsid="00218ae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55e72" officeooo:paragraph-rsid="00263cf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55e72" officeooo:paragraph-rsid="002da2b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55e72" officeooo:paragraph-rsid="004a1a3c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174b69" officeooo:paragraph-rsid="00174b69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1e9844" officeooo:paragraph-rsid="002a4658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1e9844" officeooo:paragraph-rsid="002f4180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e9844" officeooo:paragraph-rsid="00477be5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06986a" officeooo:paragraph-rsid="00055e72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06986a" officeooo:paragraph-rsid="000c36ac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006986a" officeooo:paragraph-rsid="000c6f66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06986a" officeooo:paragraph-rsid="0013367c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06986a" officeooo:paragraph-rsid="00201de9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06986a" officeooo:paragraph-rsid="00263cf4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06986a" officeooo:paragraph-rsid="002da2b2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06986a" officeooo:paragraph-rsid="004a1a3c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983bb0" officeooo:paragraph-rsid="000c36ac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983bb0" officeooo:paragraph-rsid="003c2561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4bfc94" officeooo:paragraph-rsid="0045930c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108485" officeooo:paragraph-rsid="0045a61b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108485" officeooo:paragraph-rsid="0048bc80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weight="normal" officeooo:rsid="000712d6" officeooo:paragraph-rsid="0013367c" style:font-weight-asian="normal" style:font-name-complex="Times New Roman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weight="normal" officeooo:rsid="000712d6" officeooo:paragraph-rsid="00201de9" style:font-weight-asian="normal" style:font-name-complex="Times New Roman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weight="normal" officeooo:rsid="000712d6" officeooo:paragraph-rsid="00263cf4" style:font-weight-asian="normal" style:font-name-complex="Times New Roman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weight="normal" officeooo:rsid="000712d6" officeooo:paragraph-rsid="002da2b2" style:font-weight-asian="normal" style:font-name-complex="Times New Roman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weight="normal" officeooo:rsid="000712d6" officeooo:paragraph-rsid="004a1a3c" style:font-weight-asian="normal" style:font-name-complex="Times New Roman" style:font-weight-complex="normal"/>
    </style:style>
    <style:style style:name="P38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fo:font-weight="normal" officeooo:rsid="004bfc94" officeooo:paragraph-rsid="00383f21" style:font-weight-asian="normal" style:font-weight-complex="normal"/>
    </style:style>
    <style:style style:name="P39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fo:font-weight="normal" officeooo:rsid="004bfc94" officeooo:paragraph-rsid="00443e84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55e72" officeooo:paragraph-rsid="004afafa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1e9844" officeooo:paragraph-rsid="004c9a78" style:font-weight-asian="normal" style:font-weight-complex="normal"/>
    </style:style>
    <style:style style:name="T1" style:family="text">
      <style:text-properties officeooo:rsid="00055e7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986a" style:font-weight-asian="normal" style:font-weight-complex="normal"/>
    </style:style>
    <style:style style:name="T4" style:family="text">
      <style:text-properties fo:font-weight="normal" officeooo:rsid="000c36ac" style:font-weight-asian="normal" style:font-weight-complex="normal"/>
    </style:style>
    <style:style style:name="T5" style:family="text">
      <style:text-properties fo:font-weight="normal" officeooo:rsid="000c6f66" style:font-weight-asian="normal" style:font-weight-complex="normal"/>
    </style:style>
    <style:style style:name="T6" style:family="text">
      <style:text-properties fo:font-weight="normal" officeooo:rsid="00155fe9" style:font-weight-asian="normal" style:font-weight-complex="normal"/>
    </style:style>
    <style:style style:name="T7" style:family="text">
      <style:text-properties fo:font-weight="normal" officeooo:rsid="00291f1d" style:font-weight-asian="normal" style:font-weight-complex="normal"/>
    </style:style>
    <style:style style:name="T8" style:family="text">
      <style:text-properties fo:font-weight="normal" officeooo:rsid="00263cf4" style:font-weight-asian="normal" style:font-weight-complex="normal"/>
    </style:style>
    <style:style style:name="T9" style:family="text">
      <style:text-properties fo:font-weight="normal" officeooo:rsid="002da2b2" style:font-weight-asian="normal" style:font-weight-complex="normal"/>
    </style:style>
    <style:style style:name="T10" style:family="text">
      <style:text-properties fo:font-weight="normal" officeooo:rsid="00361c43" style:font-weight-asian="normal" style:font-weight-complex="normal"/>
    </style:style>
    <style:style style:name="T11" style:family="text">
      <style:text-properties fo:font-weight="normal" officeooo:rsid="0036903b" style:font-weight-asian="normal" style:font-weight-complex="normal"/>
    </style:style>
    <style:style style:name="T12" style:family="text">
      <style:text-properties fo:font-weight="normal" officeooo:rsid="004a1a3c" style:font-weight-asian="normal" style:font-weight-complex="normal"/>
    </style:style>
    <style:style style:name="T13" style:family="text">
      <style:text-properties fo:font-weight="normal" officeooo:rsid="004afafa" style:font-weight-asian="normal" style:font-weight-complex="normal"/>
    </style:style>
    <style:style style:name="T14" style:family="text">
      <style:text-properties fo:font-weight="normal" officeooo:rsid="004c448b" style:font-weight-asian="normal" style:font-weight-complex="normal"/>
    </style:style>
    <style:style style:name="T15" style:family="text">
      <style:text-properties fo:font-weight="normal" officeooo:rsid="004c9a78" style:font-weight-asian="normal" style:font-weight-complex="normal"/>
    </style:style>
    <style:style style:name="T16" style:family="text">
      <style:text-properties style:font-name="Times New Roman" style:font-name-complex="Times New Roman"/>
    </style:style>
    <style:style style:name="T17" style:family="text">
      <style:text-properties style:font-name="Times New Roman" officeooo:rsid="000712d6" style:font-name-complex="Times New Roman"/>
    </style:style>
    <style:style style:name="T18" style:family="text">
      <style:text-properties style:font-name="Times New Roman" officeooo:rsid="0008ff0c" style:font-name-complex="Times New Roman"/>
    </style:style>
    <style:style style:name="T19" style:family="text">
      <style:text-properties style:font-name="Times New Roman" officeooo:rsid="000a5118" style:font-name-complex="Times New Roman"/>
    </style:style>
    <style:style style:name="T20" style:family="text">
      <style:text-properties style:font-name="Times New Roman" officeooo:rsid="00ae6fa5" style:font-name-complex="Times New Roman"/>
    </style:style>
    <style:style style:name="T21" style:family="text">
      <style:text-properties style:font-name="Times New Roman" officeooo:rsid="000b8999" style:font-name-complex="Times New Roman"/>
    </style:style>
    <style:style style:name="T22" style:family="text">
      <style:text-properties style:font-name="Times New Roman" officeooo:rsid="009be6b9" style:font-name-complex="Times New Roman"/>
    </style:style>
    <style:style style:name="T23" style:family="text">
      <style:text-properties style:font-name="Times New Roman" officeooo:rsid="013c6dc7" style:font-name-complex="Times New Roman"/>
    </style:style>
    <style:style style:name="T24" style:family="text">
      <style:text-properties style:font-name="Times New Roman" officeooo:rsid="009eb1cc" style:font-name-complex="Times New Roman"/>
    </style:style>
    <style:style style:name="T25" style:family="text">
      <style:text-properties style:font-name="Times New Roman" officeooo:rsid="000ce48b" style:font-name-complex="Times New Roman"/>
    </style:style>
    <style:style style:name="T26" style:family="text">
      <style:text-properties style:font-name="Times New Roman" officeooo:rsid="004bfc94" style:font-name-complex="Times New Roman"/>
    </style:style>
    <style:style style:name="T27" style:family="text">
      <style:text-properties style:font-name="Times New Roman" officeooo:rsid="005d57d3" style:font-name-complex="Times New Roman"/>
    </style:style>
    <style:style style:name="T28" style:family="text">
      <style:text-properties style:font-name="Times New Roman" officeooo:rsid="016422d4" style:font-name-complex="Times New Roman"/>
    </style:style>
    <style:style style:name="T29" style:family="text">
      <style:text-properties style:font-name="Times New Roman" officeooo:rsid="0017c128" style:font-name-complex="Times New Roman"/>
    </style:style>
    <style:style style:name="T30" style:family="text">
      <style:text-properties style:font-name="Times New Roman" officeooo:rsid="0077f834" style:font-name-complex="Times New Roman"/>
    </style:style>
    <style:style style:name="T31" style:family="text">
      <style:text-properties style:font-name="Times New Roman" officeooo:rsid="00a4763a" style:font-name-complex="Times New Roman"/>
    </style:style>
    <style:style style:name="T32" style:family="text">
      <style:text-properties style:font-name="Times New Roman" officeooo:rsid="0199c417" style:font-name-complex="Times New Roman"/>
    </style:style>
    <style:style style:name="T33" style:family="text">
      <style:text-properties style:font-name="Times New Roman" officeooo:rsid="00d3aa75" style:font-name-complex="Times New Roman"/>
    </style:style>
    <style:style style:name="T34" style:family="text">
      <style:text-properties style:font-name="Times New Roman" officeooo:rsid="00941500" style:font-name-complex="Times New Roman"/>
    </style:style>
    <style:style style:name="T35" style:family="text">
      <style:text-properties style:font-name="Times New Roman" officeooo:rsid="017bce43" style:font-name-complex="Times New Roman"/>
    </style:style>
    <style:style style:name="T36" style:family="text">
      <style:text-properties style:font-name="Times New Roman" officeooo:rsid="017f535f" style:font-name-complex="Times New Roman"/>
    </style:style>
    <style:style style:name="T37" style:family="text">
      <style:text-properties style:font-name="Times New Roman" officeooo:rsid="0023fd98" style:font-name-complex="Times New Roman"/>
    </style:style>
    <style:style style:name="T38" style:family="text">
      <style:text-properties style:font-name="Times New Roman" officeooo:rsid="00a6596a" style:font-name-complex="Times New Roman"/>
    </style:style>
    <style:style style:name="T39" style:family="text">
      <style:text-properties style:font-name="Times New Roman" officeooo:rsid="00259e62" style:font-name-complex="Times New Roman"/>
    </style:style>
    <style:style style:name="T40" style:family="text">
      <style:text-properties style:font-name="Times New Roman" officeooo:rsid="0025ba3d" style:font-name-complex="Times New Roman"/>
    </style:style>
    <style:style style:name="T41" style:family="text">
      <style:text-properties style:font-name="Times New Roman" officeooo:rsid="005a7628" style:font-name-complex="Times New Roman"/>
    </style:style>
    <style:style style:name="T42" style:family="text">
      <style:text-properties style:font-name="Times New Roman" officeooo:rsid="00792836" style:font-name-complex="Times New Roman"/>
    </style:style>
    <style:style style:name="T43" style:family="text">
      <style:text-properties style:font-name="Times New Roman" officeooo:rsid="013529a3" style:font-name-complex="Times New Roman"/>
    </style:style>
    <style:style style:name="T44" style:family="text">
      <style:text-properties style:font-name="Times New Roman" officeooo:rsid="018f8235" style:font-name-complex="Times New Roman"/>
    </style:style>
    <style:style style:name="T45" style:family="text">
      <style:text-properties style:font-name="Times New Roman" officeooo:rsid="00914a11" style:font-name-complex="Times New Roman"/>
    </style:style>
    <style:style style:name="T46" style:family="text">
      <style:text-properties style:font-name="Times New Roman" officeooo:rsid="0089d4b6" style:font-name-complex="Times New Roman"/>
    </style:style>
    <style:style style:name="T47" style:family="text">
      <style:text-properties style:font-name="Times New Roman" officeooo:rsid="0084e06b" style:font-name-complex="Times New Roman"/>
    </style:style>
    <style:style style:name="T48" style:family="text">
      <style:text-properties style:font-name="Times New Roman" officeooo:rsid="00275e08" style:font-name-complex="Times New Roman"/>
    </style:style>
    <style:style style:name="T49" style:family="text">
      <style:text-properties style:font-name="Times New Roman" officeooo:rsid="0029125b" style:font-name-complex="Times New Roman"/>
    </style:style>
    <style:style style:name="T50" style:family="text">
      <style:text-properties style:font-name="Times New Roman" officeooo:rsid="002a4658" style:font-name-complex="Times New Roman"/>
    </style:style>
    <style:style style:name="T51" style:family="text">
      <style:text-properties style:font-name="Times New Roman" officeooo:rsid="002f4180" style:font-name-complex="Times New Roman"/>
    </style:style>
    <style:style style:name="T52" style:family="text">
      <style:text-properties style:font-name="Times New Roman" officeooo:rsid="00a8da30" style:font-name-complex="Times New Roman"/>
    </style:style>
    <style:style style:name="T53" style:family="text">
      <style:text-properties style:font-name="Times New Roman" officeooo:rsid="00aa402c" style:font-name-complex="Times New Roman"/>
    </style:style>
    <style:style style:name="T54" style:family="text">
      <style:text-properties style:font-name="Times New Roman" officeooo:rsid="01896741" style:font-name-complex="Times New Roman"/>
    </style:style>
    <style:style style:name="T55" style:family="text">
      <style:text-properties style:font-name="Times New Roman" officeooo:rsid="00319dab" style:font-name-complex="Times New Roman"/>
    </style:style>
    <style:style style:name="T56" style:family="text">
      <style:text-properties style:font-name="Times New Roman" officeooo:rsid="00336a4e" style:font-name-complex="Times New Roman"/>
    </style:style>
    <style:style style:name="T57" style:family="text">
      <style:text-properties style:font-name="Times New Roman" officeooo:rsid="003a69be" style:font-name-complex="Times New Roman"/>
    </style:style>
    <style:style style:name="T58" style:family="text">
      <style:text-properties style:font-name="Times New Roman" officeooo:rsid="003bdec1" style:font-name-complex="Times New Roman"/>
    </style:style>
    <style:style style:name="T59" style:family="text">
      <style:text-properties style:font-name="Times New Roman" officeooo:rsid="003c2561" style:font-name-complex="Times New Roman"/>
    </style:style>
    <style:style style:name="T60" style:family="text">
      <style:text-properties style:font-name="Times New Roman" officeooo:rsid="003d4137" style:font-name-complex="Times New Roman"/>
    </style:style>
    <style:style style:name="T61" style:family="text">
      <style:text-properties style:font-name="Times New Roman" officeooo:rsid="003ef49c" style:font-name-complex="Times New Roman"/>
    </style:style>
    <style:style style:name="T62" style:family="text">
      <style:text-properties style:font-name="Times New Roman" officeooo:rsid="003fefa0" style:font-name-complex="Times New Roman"/>
    </style:style>
    <style:style style:name="T63" style:family="text">
      <style:text-properties style:font-name="Times New Roman" officeooo:rsid="0046d8b6" style:font-name-complex="Times New Roman"/>
    </style:style>
    <style:style style:name="T64" style:family="text">
      <style:text-properties style:font-name="Times New Roman" officeooo:rsid="00477be5" style:font-name-complex="Times New Roman"/>
    </style:style>
    <style:style style:name="T65" style:family="text">
      <style:text-properties style:font-name="Times New Roman" officeooo:rsid="004a1a3c" style:font-name-complex="Times New Roman"/>
    </style:style>
    <style:style style:name="T66" style:family="text">
      <style:text-properties style:font-name="Times New Roman" officeooo:rsid="004c9a78" style:font-name-complex="Times New Roman"/>
    </style:style>
    <style:style style:name="T67" style:family="text">
      <style:text-properties style:font-name="Times New Roman" officeooo:rsid="004dc5ae" style:font-name-complex="Times New Roman"/>
    </style:style>
    <style:style style:name="T68" style:family="text">
      <style:text-properties style:font-name="Times New Roman" fo:font-weight="bold" officeooo:rsid="00a8da30" style:font-weight-asian="bold" style:font-name-complex="Times New Roman" style:font-weight-complex="bold"/>
    </style:style>
    <style:style style:name="T69" style:family="text">
      <style:text-properties style:font-name="Times New Roman" fo:font-size="12pt" style:font-size-asian="12pt" style:font-name-complex="Times New Roman" style:font-size-complex="12pt"/>
    </style:style>
    <style:style style:name="T70" style:family="text">
      <style:text-properties style:font-name="Times New Roman" fo:font-size="12pt" officeooo:rsid="000a5118" style:font-size-asian="12pt" style:font-name-complex="Times New Roman" style:font-size-complex="12pt"/>
    </style:style>
    <style:style style:name="T71" style:family="text">
      <style:text-properties style:font-name="Times New Roman" fo:font-size="12pt" officeooo:rsid="00ae6fa5" style:font-size-asian="12pt" style:font-name-complex="Times New Roman" style:font-size-complex="12pt"/>
    </style:style>
    <style:style style:name="T72" style:family="text">
      <style:text-properties style:font-name="Times New Roman" fo:font-size="12pt" officeooo:rsid="000b8999" style:font-size-asian="12pt" style:font-name-complex="Times New Roman" style:font-size-complex="12pt"/>
    </style:style>
    <style:style style:name="T73" style:family="text">
      <style:text-properties style:font-name="Times New Roman" fo:font-size="12pt" officeooo:rsid="013c6dc7" style:font-size-asian="12pt" style:font-name-complex="Times New Roman" style:font-size-complex="12pt"/>
    </style:style>
    <style:style style:name="T74" style:family="text">
      <style:text-properties style:font-name="Times New Roman" fo:font-size="12pt" officeooo:rsid="009be6b9" style:font-size-asian="12pt" style:font-name-complex="Times New Roman" style:font-size-complex="12pt"/>
    </style:style>
    <style:style style:name="T75" style:family="text">
      <style:text-properties style:font-name="Times New Roman" fo:font-size="12pt" officeooo:rsid="009eb1cc" style:font-size-asian="12pt" style:font-name-complex="Times New Roman" style:font-size-complex="12pt"/>
    </style:style>
    <style:style style:name="T76" style:family="text">
      <style:text-properties style:font-name="Times New Roman" fo:font-size="12pt" officeooo:rsid="00383f21" style:font-size-asian="12pt" style:font-name-complex="Times New Roman" style:font-size-complex="12pt"/>
    </style:style>
    <style:style style:name="T77" style:family="text">
      <style:text-properties style:font-name="Times New Roman" fo:font-size="12pt" officeooo:rsid="0038f31a" style:font-size-asian="12pt" style:font-name-complex="Times New Roman" style:font-size-complex="12pt"/>
    </style:style>
    <style:style style:name="T78" style:family="text">
      <style:text-properties style:font-name="Times New Roman" fo:font-size="12pt" officeooo:rsid="003a0da6" style:font-size-asian="12pt" style:font-name-complex="Times New Roman" style:font-size-complex="12pt"/>
    </style:style>
    <style:style style:name="T79" style:family="text">
      <style:text-properties style:font-name="Times New Roman" fo:font-size="12pt" officeooo:rsid="0036903b" style:font-size-asian="12pt" style:font-name-complex="Times New Roman" style:font-size-complex="12pt"/>
    </style:style>
    <style:style style:name="T80" style:family="text">
      <style:text-properties style:font-name="Times New Roman" fo:font-size="12pt" officeooo:rsid="00427fab" style:font-size-asian="12pt" style:font-name-complex="Times New Roman" style:font-size-complex="12pt"/>
    </style:style>
    <style:style style:name="T81" style:family="text">
      <style:text-properties style:font-name="Times New Roman" fo:font-size="12pt" officeooo:rsid="00443e84" style:font-size-asian="12pt" style:font-name-complex="Times New Roman" style:font-size-complex="12pt"/>
    </style:style>
    <style:style style:name="T82" style:family="text">
      <style:text-properties style:font-name="Times New Roman" fo:font-size="12pt" officeooo:rsid="0045930c" style:font-size-asian="12pt" style:font-name-complex="Times New Roman" style:font-size-complex="12pt"/>
    </style:style>
    <style:style style:name="T83" style:family="text">
      <style:text-properties style:font-name="Times New Roman" fo:font-size="12pt" officeooo:rsid="0045a61b" style:font-size-asian="12pt" style:font-name-complex="Times New Roman" style:font-size-complex="12pt"/>
    </style:style>
    <style:style style:name="T84" style:family="text">
      <style:text-properties style:font-name="Times New Roman" fo:font-size="12pt" officeooo:rsid="0048bc80" style:font-size-asian="12pt" style:font-name-complex="Times New Roman" style:font-size-complex="12pt"/>
    </style:style>
    <style:style style:name="T85" style:family="text">
      <style:text-properties style:font-name="Times New Roman" fo:font-size="12pt" officeooo:rsid="008b719c" style:font-name-asian="Times New Roman1" style:font-size-asian="12pt" style:font-name-complex="Times New Roman1" style:font-size-complex="12pt"/>
    </style:style>
    <style:style style:name="T86" style:family="text">
      <style:text-properties style:font-name="Times New Roman" fo:font-size="12pt" officeooo:rsid="01bba4c3" style:font-name-asian="Times New Roman1" style:font-size-asian="12pt" style:font-name-complex="Times New Roman1" style:font-size-complex="12pt"/>
    </style:style>
    <style:style style:name="T87" style:family="text">
      <style:text-properties officeooo:rsid="000ce48b"/>
    </style:style>
    <style:style style:name="T88" style:family="text">
      <style:text-properties officeooo:rsid="004bfc94"/>
    </style:style>
    <style:style style:name="T89" style:family="text">
      <style:text-properties officeooo:rsid="002da2b2"/>
    </style:style>
    <style:style style:name="T90" style:family="text">
      <style:text-properties officeooo:rsid="00aa4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<text:span text:style-name="T1">de Alto Nível</text:span></text:p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89">1 - </text:span>Caso de Uso: <text:span text:style-name="T10">C</text:span><text:span text:style-name="T13">RUD de</text:span><text:span text:style-name="T2"> </text:span><text:span text:style-name="T3">Mercadorias</text:span></text:p>
            <text:p text:style-name="P20"/>
            <text:p text:style-name="P38"><text:span text:style-name="T69">O </text:span><text:span text:style-name="T79">Funcionário </text:span><text:span text:style-name="T81">acessa o CRUD das mercadorias, podendo </text:span><text:span text:style-name="T79">cadastra</text:span><text:span text:style-name="T81">r</text:span><text:span text:style-name="T79"> as mercadorias entregues pelo fornecedor no sistema incluindo os dados das mesmas, </text:span><text:span text:style-name="T81">fazer alterações nas mercadorias que se encontra cadastradas e a sua exlusão</text:span><text:span text:style-name="T79">. </text:span><text:span text:style-name="T70">Retornado </text:span><text:span text:style-name="T80">uma confirmação</text:span><text:span text:style-name="T70"> de </text:span><text:span text:style-name="T71">atualizações efetuadas nas Mercadorias, </text:span><text:span text:style-name="T72">além de, r</text:span><text:span text:style-name="T73">elatório de cadastro existente,</text:span><text:span text:style-name="T74"> </text:span><text:span text:style-name="T75">quando </text:span><text:span text:style-name="T78">for </text:span><text:span text:style-name="T76">fazer </text:span><text:span text:style-name="T78">um</text:span><text:span text:style-name="T75"> novo cadastro.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0"><text:span text:style-name="T89">2 - </text:span>Caso de Uso: <text:span text:style-name="T10">C</text:span><text:span text:style-name="T13">RUD de</text:span><text:span text:style-name="T2"> </text:span><text:span text:style-name="T4">Serviços Mecânicos</text:span></text:p>
            <text:p text:style-name="P21"/>
            <text:p text:style-name="P39"><text:span text:style-name="T69">O </text:span><text:span text:style-name="T79">Funcionário </text:span><text:span text:style-name="T81">acessa o CRUD dos serviços, podendo </text:span><text:span text:style-name="T79">cadastra</text:span><text:span text:style-name="T81">r</text:span><text:span text:style-name="T79"> </text:span><text:span text:style-name="T77">o</text:span><text:span text:style-name="T79">s </text:span><text:span text:style-name="T77">serviços mecânicos que a oficina irá prestar</text:span><text:span text:style-name="T79">, incluindo os dados d</text:span><text:span text:style-name="T77">o</text:span><text:span text:style-name="T79">s mesm</text:span><text:span text:style-name="T77">o</text:span><text:span text:style-name="T79">s </text:span><text:span text:style-name="T77">passados pelo mecânico</text:span><text:span text:style-name="T79">, </text:span><text:span text:style-name="T81">fazer alterações nos serviços que se encontra cadastrados e a sua exlusão</text:span><text:span text:style-name="T79">. </text:span><text:span text:style-name="T70">Retornado relátórios de </text:span><text:span text:style-name="T71">atualizações efetuadas n</text:span><text:span text:style-name="T77">o</text:span><text:span text:style-name="T71">s </text:span><text:span text:style-name="T77">serviços mecânicos</text:span><text:span text:style-name="T71">, </text:span><text:span text:style-name="T72">além de, r</text:span><text:span text:style-name="T73">elatório de cadastro existente,</text:span><text:span text:style-name="T74"> </text:span><text:span text:style-name="T75">quando </text:span><text:span text:style-name="T76">fazer</text:span><text:span text:style-name="T75"> </text:span><text:span text:style-name="T78">um </text:span><text:span text:style-name="T75">novo cadastro.</text:span></text:p>
            <text:p text:style-name="P28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0"><text:span text:style-name="T89">3 - </text:span>Caso de Uso: <text:span text:style-name="T10">C</text:span><text:span text:style-name="T13">RUD de</text:span><text:span text:style-name="T2"> </text:span><text:span text:style-name="T5">Clientes</text:span></text:p>
            <text:p text:style-name="P22"/>
            <text:p text:style-name="P30">O <text:span text:style-name="T87">Cliente solicita o seu cadastro no sistema, o funcionário </text:span><text:span text:style-name="T81">acessa o CRUD d</text:span><text:span text:style-name="T82">os clientes</text:span><text:span text:style-name="T81">, podendo </text:span><text:span text:style-name="T79">cadastra</text:span><text:span text:style-name="T81">r, </text:span><text:span text:style-name="T82">alterar e excluir um cliente.</text:span><text:span text:style-name="T81"> </text:span><text:span text:style-name="T82">V</text:span><text:span text:style-name="T87">erificará o sistema retornando </text:span><text:span text:style-name="T21">r</text:span><text:span text:style-name="T23">elatório de cadastro existente,</text:span><text:span text:style-name="T22"> </text:span><text:span text:style-name="T24">quando </text:span><text:span text:style-name="T25">houver ou não. O funcionário </text:span><text:span text:style-name="T18">irá fazer </text:span><text:span text:style-name="T57">o cadastro do novo cliente e salvá-lo, retornado o relatóri</text:span><text:span text:style-name="T58">o</text:span><text:span text:style-name="T57"> de atualizações efetuadas.</text:span></text:p>
          </table:table-cell>
        </table:table-row>
      </table:table>
      <text:p text:style-name="P3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0"><text:span text:style-name="T89">4 - </text:span>Caso de Uso: <text:span text:style-name="T10">C</text:span><text:span text:style-name="T13">RUD de</text:span><text:span text:style-name="T2"> </text:span><text:span text:style-name="T5">Funcionários</text:span></text:p>
            <text:p text:style-name="P22"/>
            <text:p text:style-name="P31">O funcionário <text:span text:style-name="T88">responsável </text:span><text:span text:style-name="T81">acessa o CRUD d</text:span><text:span text:style-name="T83">os funcionários</text:span><text:span text:style-name="T81">, podendo </text:span><text:span text:style-name="T88">fazer o cadastro de novos funcionários, incluindo os dados informados pelos mesmos, fazer alterações no cadastro e fazer a exclusão de um cadastro. O funcionário então salva o cadastro. </text:span><text:span text:style-name="T19">Retornado relátório</text:span></text:p>
            <text:p text:style-name="P29"><text:span text:style-name="T20">de atualizações efetuadas, </text:span><text:span text:style-name="T21">além de, r</text:span><text:span text:style-name="T23">elatório de cadastro existente </text:span><text:span text:style-name="T59">se houver</text:span><text:span text:style-name="T23">,</text:span><text:span text:style-name="T22"> </text:span><text:span text:style-name="T24">quando solicitado novo cadastro.</text:span></text:p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0"><text:span text:style-name="T89">5 - </text:span>Caso de Uso: <text:span text:style-name="T10">C</text:span><text:span text:style-name="T13">RUD de</text:span><text:span text:style-name="T2"> </text:span><text:span text:style-name="T5">Fornecedores</text:span></text:p>
            <text:p text:style-name="P22"/>
            <text:p text:style-name="P32">O funcionário <text:span text:style-name="T88">responsável </text:span><text:span text:style-name="T81">acessa o CRUD d</text:span><text:span text:style-name="T84">os fornecedores</text:span><text:span text:style-name="T81">, podendo </text:span><text:span text:style-name="T88">fazer o cadastro dos fornecedores, incluido os dados passados pelos mesmos e quais mercadorias fornece. </text:span><text:span text:style-name="T19">Retornado relátórios de </text:span><text:span text:style-name="T20">de atualizações efetuadas, </text:span><text:span text:style-name="T21">além de, r</text:span><text:span text:style-name="T23">elatório de cadastro existente </text:span><text:span text:style-name="T59">se houver</text:span><text:span text:style-name="T23">,</text:span><text:span text:style-name="T22"> </text:span><text:span text:style-name="T24">quando solicitado novo cadastro.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<text:span text:style-name="T89">6 - </text:span>Caso de Uso: <text:span text:style-name="T6">Gestão de Vendas</text:span></text:p>
            <text:p text:style-name="P23"/>
            <text:p text:style-name="P16"><text:span text:style-name="T17">O </text:span><text:span text:style-name="T16">Cliente faz um pedido de compra ao funcionário que o atende, </text:span><text:span text:style-name="T63">o <text:s/>funcionário acessa o modulo de venda, </text:span><text:span text:style-name="T16">s</text:span><text:span text:style-name="T27">endo responsável pelo registro do pedido de compra, </text:span><text:span text:style-name="T16">o </text:span><text:span text:style-name="T27">cancelamento ou confirmação</text:span><text:span text:style-name="T28">. </text:span><text:span text:style-name="T29">Cliente escolhe forma de pagamente e faz o pagamento ao funcionário que registra compra. </text:span><text:span text:style-name="T60">Mostrando o relátorio comprovante de venda efetuada.</text:span></text:p>
          </table:table-cell>
        </table:table-row>
      </table:table>
      <text:p text:style-name="P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T89">7 - </text:span>Caso de Uso: <text:span text:style-name="T6">Gestão de Serviços Prestados</text:span></text:p>
            <text:p text:style-name="P10"/>
            <text:p text:style-name="P19"><text:span text:style-name="T17">O </text:span><text:span text:style-name="T16">Funcionário </text:span><text:span text:style-name="T64">acessa o modulo de Serviços prestados, podendo</text:span><text:span text:style-name="T16"> registra</text:span><text:span text:style-name="T64">r</text:span><text:span text:style-name="T16"> um serviço realizado </text:span></text:p>
            <text:p text:style-name="P19"><text:span text:style-name="T16">pelo mecânico e valores do mesmo</text:span><text:span text:style-name="T30">. </text:span><text:span text:style-name="T16">E quando solicitado mostrar r</text:span><text:span text:style-name="T31">elatório de Serviços Mecânicos realizados e seus valores, <text:s/></text:span><text:span text:style-name="T61">mostrando</text:span> r<text:span text:style-name="T33">elatório </text:span><text:span text:style-name="T16">c</text:span><text:span text:style-name="T32">omprovante </text:span><text:span text:style-name="T33">de </text:span><text:span text:style-name="T16">s</text:span><text:span text:style-name="T33">erviços realizados </text:span><text:span text:style-name="T32">para um</text:span><text:span text:style-name="T33"> determinado </text:span><text:span text:style-name="T16">cliente.</text:span></text:p>
            <text:p text:style-name="P23"/>
            <text:p text:style-name="P33"/>
          </table:table-cell>
        </table:table-row>
      </table:table>
      <text:p text:style-name="P5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2"><text:span text:style-name="T89">8 - </text:span>Caso de Uso: <text:span text:style-name="T6"><text:s/></text:span><text:span text:style-name="T7">Co</text:span><text:span text:style-name="T14">mpra de Mercadorias</text:span></text:p>
            <text:p text:style-name="P11"/>
            <text:p text:style-name="P41"><text:span text:style-name="T17">O </text:span><text:span text:style-name="T16">Funcionário </text:span><text:span text:style-name="T26">responsavel pelas vendas e caixa, será o mesmo a fazer </text:span><text:span text:style-name="T27">a gestão e controle de </text:span><text:span text:style-name="T66">compras de mercadorias</text:span><text:span text:style-name="T27">. </text:span><text:span text:style-name="T37">O funcionário irá fazer a</text:span><text:span text:style-name="T27"> reposição das mercadorias. V</text:span><text:span text:style-name="T34">erifica</text:span><text:span text:style-name="T37">rá</text:span><text:span text:style-name="T34"> a falta </text:span></text:p>
            <text:p text:style-name="P41"><text:span text:style-name="T34">de mercadorias, </text:span><text:span text:style-name="T37">quando solicitado</text:span><text:span text:style-name="T34"> </text:span><text:span text:style-name="T35">gerar</text:span><text:span text:style-name="T39">ará</text:span><text:span text:style-name="T35"> relatóri</text:span><text:span text:style-name="T36">o</text:span><text:span text:style-name="T35">s de falta</text:span><text:span text:style-name="T34">, </text:span><text:span text:style-name="T37">r</text:span><text:span text:style-name="T38">elátorio de Mercadorias</text:span><text:span text:style-name="T20">.</text:span></text:p>
            <text:p text:style-name="P24"/>
            <text:p text:style-name="P34"/>
          </table:table-cell>
        </table:table-row>
      </table:table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<text:span text:style-name="T89">9 - </text:span>Caso de Uso: <text:span text:style-name="T6"><text:s/></text:span><text:span text:style-name="T7">Controle de </text:span><text:span text:style-name="T8">Crediário</text:span></text:p>
            <text:p text:style-name="P13"/>
            <text:p text:style-name="P17"><text:span text:style-name="T17">O </text:span><text:span text:style-name="T16">Funcionário </text:span><text:span text:style-name="T48">responsável </text:span><text:span text:style-name="T26">pelas vendas e caixa, será o mesmo a fazer </text:span><text:span text:style-name="T41">o controle de crediário. </text:span><text:span text:style-name="T48">Ele fará a</text:span><text:span text:style-name="T41"> abertura, acompanhamento, alterações e encer</text:span><text:span text:style-name="T48">r</text:span><text:span text:style-name="T49">amentos de crediários</text:span><text:span text:style-name="T41">. </text:span><text:span text:style-name="T49">Ele</text:span><text:span text:style-name="T42"> verificará se existe um cadastro </text:span><text:span text:style-name="T43">do cliente requerente </text:span><text:span text:style-name="T49">para assim abrir um novo crediário</text:span><text:span text:style-name="T42">. </text:span><text:span text:style-name="T44">R</text:span><text:span text:style-name="T26">etornando </text:span><text:span text:style-name="T49">quando solicitado </text:span><text:span text:style-name="T26">um relatório com </text:span><text:span text:style-name="T45">os crediários de clientes em aberto, em andamento e finalizados</text:span><text:span text:style-name="T46">,</text:span><text:span text:style-name="T47"> </text:span></text:p>
            <text:p text:style-name="P17"><text:span text:style-name="T50">relotório de </text:span><text:span text:style-name="T45">quais </text:span><text:span text:style-name="T50">clientes </text:span><text:span text:style-name="T45">estão em atraso com pagamento</text:span><text:span text:style-name="T47">.</text:span></text:p>
            <text:p text:style-name="P25"/>
            <text:p text:style-name="P35"/>
          </table:table-cell>
        </table:table-row>
      </table:table>
      <text:p text:style-name="P7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4"><text:span text:style-name="T89">10 - </text:span>Caso de Uso: <text:span text:style-name="T6"><text:s/></text:span><text:span text:style-name="T7">Controle de </text:span><text:span text:style-name="T8">C</text:span><text:span text:style-name="T9">aixa</text:span></text:p>
            <text:p text:style-name="P14"/>
            <text:p text:style-name="P18"><text:span text:style-name="T17">O </text:span><text:span text:style-name="T47">Funcionário </text:span><text:span text:style-name="T48">responsável </text:span><text:span text:style-name="T62">pelas </text:span><text:span text:style-name="T56">vendas i</text:span><text:span text:style-name="T51">rá fazer o controle de </text:span><text:span text:style-name="T55">caixa</text:span><text:span text:style-name="T51">. </text:span><text:span text:style-name="T65">Inserindo</text:span><text:span text:style-name="T51"> </text:span><text:span text:style-name="T65">o</text:span><text:span text:style-name="T51"> </text:span><text:span text:style-name="T65">saldo inicial do caixa</text:span><text:span text:style-name="T51">. Abrindo o caixa e fechando. Quando solicitado gerar relatórios</text:span><text:span text:style-name="T52"> de</text:span><text:span text:style-name="T68"> </text:span><text:span text:style-name="T53">entrada</text:span><text:span text:style-name="T67">s</text:span><text:span text:style-name="T53">, </text:span><text:span text:style-name="T54">retirada</text:span><text:span text:style-name="T67">s</text:span><text:span text:style-name="T53"> de Dinheiro, </text:span><text:span text:style-name="T51">além de, r</text:span><text:span text:style-name="T90">elatório do total de Dinheiro no Caixa assim tendo o efetivo controle das finanças.</text:span></text:p>
            <text:p text:style-name="P26"/>
            <text:p text:style-name="P36"/>
          </table:table-cell>
        </table:table-row>
      </table:table>
      <text:p text:style-name="P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5"><text:span text:style-name="T89">11 - </text:span>Caso de Uso: <text:span text:style-name="T6"><text:s/></text:span><text:span text:style-name="T15">Relatórios de Fluxo</text:span><text:span text:style-name="T7"> de </text:span><text:span text:style-name="T8">C</text:span><text:span text:style-name="T9">aixa</text:span></text:p>
            <text:p text:style-name="P15"/>
            <text:p text:style-name="P41"><text:span text:style-name="T17">O </text:span><text:span text:style-name="T47">Funcionário </text:span><text:span text:style-name="T48">responsável </text:span><text:span text:style-name="T62">pelas </text:span><text:span text:style-name="T56">vendas i</text:span><text:span text:style-name="T51">rá fazer </text:span><text:span text:style-name="T85">controle </text:span><text:span text:style-name="T86">e verificações dos ativos no caixa</text:span><text:span text:style-name="T51">. Quando solicitado gerar relatórios</text:span><text:span text:style-name="T52"> de</text:span><text:span text:style-name="T68"> </text:span><text:span text:style-name="T53">entrada, </text:span><text:span text:style-name="T54">retirada</text:span><text:span text:style-name="T53"> de Dinheiro, </text:span><text:span text:style-name="T51">além de, r</text:span><text:span text:style-name="T90">elatório do total de Dinheiro no Caixa assim tendo o efetivo controle das finanças.</text:span></text:p>
            <text:p text:style-name="P27"/>
            <text:p text:style-name="P3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4:29:00.591713432</meta:creation-date>
    <dc:date>2018-06-13T23:21:40.853234918</dc:date>
    <meta:editing-duration>PT3H39M54S</meta:editing-duration>
    <meta:editing-cycles>79</meta:editing-cycles>
    <meta:generator>LibreOffice/4.2.8.2$Linux_x86 LibreOffice_project/420m0$Build-2</meta:generator>
    <meta:document-statistic meta:table-count="11" meta:image-count="0" meta:object-count="0" meta:page-count="3" meta:paragraph-count="27" meta:word-count="642" meta:character-count="4117" meta:non-whitespace-character-count="3493"/>
  </office:meta>
</office:document-meta>
</file>